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8.89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number-columns-repeated="1014" table:default-cell-style-name="ce5"/>
        <table:table-column table:style-name="co9" table:number-columns-repeated="15362" table:default-cell-style-name="ce5"/>
        <table:table-row table:style-name="ro1">
          <table:table-cell office:value-type="string" table:style-name="ce2">
            <text:p>Nº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Total Inputs</text:p>
          </table:table-cell>
          <table:table-cell office:value-type="string" table:style-name="ce3">
            <text:p>Annotated parameters (DBpedia)</text:p>
          </table:table-cell>
          <table:table-cell office:value-type="string" table:style-name="ce3">
            <text:p>Annotated parameters (GeoNames)</text:p>
          </table:table-cell>
          <table:table-cell office:value-type="string" table:style-name="ce3">
            <text:p>Special Parameters</text:p>
          </table:table-cell>
          <table:table-cell office:value-type="string" table:style-name="ce3">
            <text:p>Annotated</text:p>
          </table:table-cell>
          <table:table-cell office:value-type="string" table:style-name="ce3">
            <text:p>Service Validation</text:p>
          </table:table-cell>
          <table:table-cell table:number-columns-repeated="16376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12">
            <text:p>http://ws.geonames.org/countryInfo?country=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12">
            <text:p>http://ws.geonames.org/astergdem?lat=50.01&amp;lng=10.2&amp;type=XML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12">
            <text:p>http://ws.geonames.org/countryCode?lat=47.03&amp;lng=10.2&amp;type=xml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12">
            <text:p>http://ws.geonames.org/countrySubdivision?lat=47.03&amp;lng=10.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2">
            <text:p>http://ws.geonames.org/extendedFindNearby?lng=9&amp;lat=47.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12">
            <text:p>http://ws.geonames.org/findNearbyPlaceName?lat=47.3&amp;lng=9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12">
            <text:p>http://ws.geonames.org/findNearbyPostalCodes?postalcode=28025&amp;country=ES&amp;radius=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12">
            <text:p>http://ws.geonames.org/findNearbyStreetsOSM?lat=37.451&amp;lng=-122.1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12">
            <text:p>http://ws.geonames.org/findNearByWeatherXML?lat=43&amp;lng=-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12">
            <text:p>http://ws.geonames.org/findNearbyWikipedia?postalcode=28025&amp;country=ES&amp;radius=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12">
            <text:p>http://ws.geonames.org/findNearbyWikipedia?lat=47&amp;lng=9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12">
            <text:p>http://ws.geonames.org/findNearestIntersectionOSM?lat=37.451&amp;lng=-122.1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12">
            <text:p>http://ws.geonames.org/ocean?lat=40.78343&amp;lng=-43.9662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12">
            <text:p>http://ws.geonames.org/postalCodeSearch?placename=spain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12">
            <text:p>http://ws.geonames.org/postalCodeSearch?placename=spain&amp;postalcode=28025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12">
            <text:p>http://ws.geonames.org/timezone?lat=47.01&amp;lng=10.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12">
            <text:p>http://ws.geonames.org/wikipediaBoundingBox?north=44.1&amp;south=-9.9&amp;east=-22.4&amp;west=55.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12">
            <text:p>http://ws.geonames.org/cities?north=44.1&amp;south=-9.9&amp;east=-22.4&amp;west=55.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12">
            <text:p>http://api.ipinfodb.com/v2/ip_query.php?key=1dd94f82b191e28efe402d2c0727fd250460f8dd2ec9926f5266d4ba2ca0f4c9&amp;ip=74.125.45.100&amp;timezone=false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12">
            <text:p>http://api.ipinfodb.com/v2/ip_query_country.php?key=1dd94f82b191e28efe402d2c0727fd250460f8dd2ec9926f5266d4ba2ca0f4c9&amp;ip=74.125.45.1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2">
            <text:p>http://api.ipinfodb.com/v2/ip_query.php?key=1dd94f82b191e28efe402d2c0727fd250460f8dd2ec9926f5266d4ba2ca0f4c9&amp;ip=74.125.45.100&amp;timezone=true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12">
            <text:p>http://www.43places.com/service/search_places?api_key=1234&amp;q=madrid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12">
            <text:p>http://en.tixik.com/api/search?s=madrid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12">
            <text:p>http://en.tixik.com/api/nearby?lat=36.106121163930377&amp;lng=28.077621459960938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12">
            <text:p>http://api.thedealmap.com/search/deals/?l=seattle&amp;q=pizza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12">
            <text:p>http://api.themoviedb.org/2.1/Person.search/en/xml/5a12c6ca2a67171b0056faeb083b3bb1/Brad+Pitt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12">
            <text:p>http://api.themoviedb.org/2.1/Movie.search/en/xml/5a12c6ca2a67171b0056faeb083b3bb1/Transformers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12">
            <text:p>http://api.eventful.com/rest/events/search?app_key=p4t8BFcLDtCzpxdS&amp;location=Madrid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2">
            <text:p>http://api.eventful.com/rest/venues/search?app_key=p4t8BFcLDtCzpxdS&amp;location=Madrid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http://where.yahooapis.com/geocode?location=701+First+Ave,+Sunnyvale,+CA&amp;appid=pIpjmVTV34FUdIkMmvq3q4exVQB8YvgH5b3LSzYyosLgYoQweilTTQJ5egmueRI-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http://where.yahooapis.com/geocode?name=Yosemite+National+Park&amp;appid=pIpjmVTV34FUdIkMmvq3q4exVQB8YvgH5b3LSzYyosLgYoQweilTTQJ5egmueRI-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2">
            <text:p>http://where.yahooapis.com/geocode?woeid=12797523&amp;appid=pIpjmVTV34FUdIkMmvq3q4exVQB8YvgH5b3LSzYyosLgYoQweilTTQJ5egmueRI-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http://where.yahooapis.com/geocode?line1=100+Market+St.&amp;line2=San+Francisco,+CA&amp;appid=pIpjmVTV34FUdIkMmvq3q4exVQB8YvgH5b3LSzYyosLgYoQweilTTQJ5egmueRI-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12">
            <text:p>http://where.yahooapis.com/geocode?house=151&amp;street=3rd+St&amp;postal=94103&amp;city=San+Francisco&amp;state=CA&amp;country=US&amp;appid=pIpjmVTV34FUdIkMmvq3q4exVQB8YvgH5b3LSzYyosLgYoQweilTTQJ5egmueRI-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http://where.yahooapis.com/geocode?location=Eiffel+Tower&amp;locale=fr_FR&amp;appid=pIpjmVTV34FUdIkMmvq3q4exVQB8YvgH5b3LSzYyosLgYoQweilTTQJ5egmueRI-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12">
            <text:p>http://where.yahooapis.com/geocode?location=37.787082+-122.400929&amp;gflags=R&amp;appid=pIpjmVTV34FUdIkMmvq3q4exVQB8YvgH5b3LSzYyosLgYoQweilTTQJ5egmueRI-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12">
            <text:p>http://api2.citysearch.com/search/locations?what=bakery&amp;where=91101&amp;publisher=acme&amp;api_key=dwak67nmwcua6t3zwqw47ysd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12">
            <text:p>http://api2.citysearch.com/reviews/?where=90069&amp;tag_name=restaurant&amp;publisher=acme&amp;api_key=dwak67nmwcua6t3zwqw47ysd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12">
            <text:p>http://projects.latimes.com/mapping-la/api/v1/neighborhood/getList.xml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12">
            <text:p>http://api.waldstat.com/locations.xml?api_key=4dd4ba82a4f0457bce5d4b4975064bb28ced74fc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12">
            <text:p>http://api.waldstat.com/locations/39.xml?api_key=4dd4ba82a4f0457bce5d4b4975064bb28ced74fc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12">
            <text:p>http://nominatim.openstreetmap.org/search?q=135+pilkington+avenue,+birmingham&amp;format=xml&amp;polygon=1&amp;addressdetails=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12">
            <text:p>http://nominatim.openstreetmap.org/search/135%20pilkington%20avenue,%20birmingham?format=xml&amp;polygon=1&amp;addressdetails=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12">
            <text:p>http://nominatim.openstreetmap.org/search/gb/birmingham/pilkington%20avenue/135?format=xml&amp;polygon=1&amp;addressdetails=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12">
            <text:p>http://nominatim.openstreetmap.org/reverse?format=xml&amp;lat=40.4167&amp;lon=-3.7003&amp;zoom=18&amp;addressdetails=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12">
            <text:p>http://unlock.edina.ac.uk/ws/nameSearch?&amp;name=Madrid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12">
            <text:p>http://unlock.edina.ac.uk/ws/nameAndFeatureSearch?name=Edinburgh&amp;featureType=cities&amp;gazetteer=os&amp;format=gcw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12">
            <text:p>http://unlock.edina.ac.uk/ws/spatialNameSearch?name=Waverley&amp;minx=-3.35081720352173&amp;miny=55.87272644042972&amp;maxx=-2.01274991035461&amp;maxy=55.9947509765625&amp;format=gcw&amp;operator=within&amp;gazetteer=os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12">
            <text:p>http://unlock.edina.ac.uk/ws/uniqueNameSearch?name=Edinburgh&amp;gazetteer=os&amp;format=gcw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12">
            <text:p>http://api.kumutu.com/0.4/activities/get.xml?apikey=7235958094ced53f143b672.81123582&amp;country=GB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12">
            <text:p>http://api.kumutu.com/0.4/countries/get.xml?apikey=7235958094ced53f143b672.81123582&amp;country=GB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12">
            <text:p>http://api.kumutu.com/0.4/regions/get.xml?apikey=7235958094ced53f143b672.81123582&amp;country=GB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12">
            <text:p>http://api.minube.com/locations/countries.xml?api_key=e8a74804a802b53f0c9c3197c185bcac&amp;name=italia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2">
            <text:p>http://api.minube.com/locations/cities.xml?api_key=e8a74804a802b53f0c9c3197c185bcac&amp;name=madrid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2">
            <text:p>http://api.minube.com/places/pois.xml?api_key=e8a74804a802b53f0c9c3197c185bcac&amp;city=madrid&amp;country=espa%C3%B1a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2">
            <text:p>http://api.minube.com/places/coordinates.xml?api_key=e8a74804a802b53f0c9c3197c185bcac&amp;latitude=52.2679&amp;longitude=4.54327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rue</text:p>
          </table:table-cell>
          <table:table-cell table:number-columns-repeated="16376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2">
            <text:p>http://trustedplaces.com/api/rest/place/geo/?lng=-0.126236&amp;lat=51.500152&amp;rad=500&amp;key=6adc6c8c5ae40f06734cddf09a0199f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alse</text:p>
          </table:table-cell>
          <table:table-cell table:number-columns-repeated="16376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12">
            <text:p>http://trustedplaces.com/api/rest/place/geo?country=spain&amp;city=madrid&amp;key=6adc6c8c5ae40f06734cddf09a0199f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alse</text:p>
          </table:table-cell>
          <table:table-cell table:number-columns-repeated="16376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2">
            <text:p>http://api.emusic.com/label/search?apiKey=xa572k4ahavg7zftcg82t3np&amp;term=orchard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alse</text:p>
          </table:table-cell>
          <table:table-cell table:number-columns-repeated="16376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string" table:style-name="ce13">
            <text:p>http://api.emusic.com/artist/search?apiKey=xa572k4ahavg7zftcg82t3np&amp;term=bob+marley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false</text:p>
          </table:table-cell>
          <table:table-cell table:number-columns-repeated="16376"/>
        </table:table-row>
        <table:table-row table:style-name="ro3">
          <table:table-cell table:style-name="ce9"/>
          <table:table-cell office:value-type="string" table:style-name="ce10">
            <text:p>TOTAL</text:p>
          </table:table-cell>
          <table:table-cell office:value-type="float" office:value="152" table:style-name="ce11">
            <text:p>152</text:p>
          </table:table-cell>
          <table:table-cell office:value-type="float" office:value="35" table:style-name="ce9">
            <text:p>35</text:p>
          </table:table-cell>
          <table:table-cell office:value-type="float" office:value="45" table:style-name="ce9">
            <text:p>45</text:p>
          </table:table-cell>
          <table:table-cell office:value-type="float" office:value="72" table:style-name="ce9">
            <text:p>72</text:p>
          </table:table-cell>
          <table:table-cell office:value-type="float" office:value="78" table:style-name="ce9">
            <text:p>78</text:p>
          </table:table-cell>
          <table:table-cell table:style-name="ce10"/>
          <table:table-cell table:number-columns-repeated="16376" table:style-name="ce9"/>
        </table:table-row>
        <table:table-row table:style-name="ro2">
          <table:table-cell table:style-name="ce5"/>
          <table:table-cell table:number-columns-repeated="5" table:style-name="ce7"/>
          <table:table-cell table:style-name="ce6"/>
          <table:table-cell table:style-name="ce7"/>
          <table:table-cell table:number-columns-repeated="16376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saquicela </meta:initial-creator>
    <dc:creator>lmvilches</dc:creator>
    <meta:creation-date>2010-12-13T15:17:07Z</meta:creation-date>
    <dc:date>2012-08-03T08:37:03Z</dc:date>
    <meta:editing-cycles>1</meta:editing-cycles>
    <meta:editing-duration>PT20S</meta:editing-duration>
  </office:meta>
</office:document-meta>
</file>